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02a8bb" officeooo:paragraph-rsid="0002a8bb" fo:background-color="transparent" style:font-size-asian="11pt" style:font-weight-asian="normal" style:font-size-complex="11pt" style:font-weight-complex="normal"/>
    </style:style>
    <style:style style:name="P2"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047e8b" fo:background-color="transparent" style:font-size-asian="11pt" style:font-weight-asian="normal" style:font-size-complex="11pt" style:font-weight-complex="normal"/>
    </style:style>
    <style:style style:name="P3"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05c632" fo:background-color="transparent" style:font-size-asian="11pt" style:font-weight-asian="normal" style:font-size-complex="11pt" style:font-weight-complex="normal"/>
    </style:style>
    <style:style style:name="P4"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0894bb" fo:background-color="transparent" style:font-size-asian="11pt" style:font-weight-asian="normal" style:font-size-complex="11pt" style:font-weight-complex="normal"/>
    </style:style>
    <style:style style:name="P5"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0a4412" fo:background-color="transparent" style:font-size-asian="11pt" style:font-weight-asian="normal" style:font-size-complex="11pt" style:font-weight-complex="normal"/>
    </style:style>
    <style:style style:name="P6"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0ea247" fo:background-color="transparent" style:font-size-asian="11pt" style:font-weight-asian="normal" style:font-size-complex="11pt" style:font-weight-complex="normal"/>
    </style:style>
    <style:style style:name="P7"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0ebb5e" fo:background-color="transparent" style:font-size-asian="11pt" style:font-weight-asian="normal" style:font-size-complex="11pt" style:font-weight-complex="normal"/>
    </style:style>
    <style:style style:name="P8"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3c6e4" officeooo:paragraph-rsid="00217bce" fo:background-color="transparent" style:font-size-asian="11pt" style:font-weight-asian="normal" style:font-size-complex="11pt" style:font-weight-complex="normal"/>
    </style:style>
    <style:style style:name="P9"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047e8b" officeooo:paragraph-rsid="00047e8b" fo:background-color="transparent" style:font-size-asian="11pt" style:font-weight-asian="normal" style:font-size-complex="11pt" style:font-weight-complex="normal"/>
    </style:style>
    <style:style style:name="P10"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28dc58" officeooo:paragraph-rsid="0028dc58" fo:background-color="transparent" style:font-size-asian="11pt" style:font-weight-asian="normal" style:font-size-complex="11pt" style:font-weight-complex="normal"/>
    </style:style>
    <style:style style:name="P11"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072fb6" officeooo:paragraph-rsid="00072fb6" fo:background-color="transparent" style:font-size-asian="11pt" style:font-weight-asian="bold" style:font-size-complex="11pt" style:font-weight-complex="bold"/>
    </style:style>
    <style:style style:name="P12"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0a4412" officeooo:paragraph-rsid="000a4412" fo:background-color="transparent" style:font-size-asian="11pt" style:font-weight-asian="bold" style:font-size-complex="11pt" style:font-weight-complex="bold"/>
    </style:style>
    <style:style style:name="P13"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0a4412" officeooo:paragraph-rsid="000d2ea5" fo:background-color="transparent" style:font-size-asian="11pt" style:font-weight-asian="bold" style:font-size-complex="11pt" style:font-weight-complex="bold"/>
    </style:style>
    <style:style style:name="P14"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0ea247" officeooo:paragraph-rsid="000ea247" fo:background-color="transparent" style:font-size-asian="11pt" style:font-weight-asian="bold" style:font-size-complex="11pt" style:font-weight-complex="bold"/>
    </style:style>
    <style:style style:name="P15"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101ee3" officeooo:paragraph-rsid="00101ee3" fo:background-color="transparent" style:font-size-asian="11pt" style:font-weight-asian="bold" style:font-size-complex="11pt" style:font-weight-complex="bold"/>
    </style:style>
    <style:style style:name="P16"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1303d3" officeooo:paragraph-rsid="001303d3" fo:background-color="transparent" style:font-size-asian="11pt" style:font-weight-asian="bold" style:font-size-complex="11pt" style:font-weight-complex="bold"/>
    </style:style>
    <style:style style:name="P17"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14b3e4" officeooo:paragraph-rsid="0014b3e4" fo:background-color="transparent" style:font-size-asian="11pt" style:font-weight-asian="bold" style:font-size-complex="11pt" style:font-weight-complex="bold"/>
    </style:style>
    <style:style style:name="P18"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15f4f0" officeooo:paragraph-rsid="0015f4f0" fo:background-color="transparent" style:font-size-asian="11pt" style:font-weight-asian="bold" style:font-size-complex="11pt" style:font-weight-complex="bold"/>
    </style:style>
    <style:style style:name="P19"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227cdb" officeooo:paragraph-rsid="00227cdb" fo:background-color="transparent" style:font-size-asian="11pt" style:font-weight-asian="bold" style:font-size-complex="11pt" style:font-weight-complex="bold"/>
    </style:style>
    <style:style style:name="P20"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3c6e4" officeooo:paragraph-rsid="00047e8b" fo:background-color="transparent" style:font-size-asian="11pt" style:font-style-asian="italic" style:font-weight-asian="normal" style:font-size-complex="11pt" style:font-style-complex="italic" style:font-weight-complex="normal"/>
    </style:style>
    <style:style style:name="P21"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3c6e4" officeooo:paragraph-rsid="000ea247" fo:background-color="transparent" style:font-size-asian="11pt" style:font-style-asian="italic" style:font-weight-asian="normal" style:font-size-complex="11pt" style:font-style-complex="italic" style:font-weight-complex="normal"/>
    </style:style>
    <style:style style:name="P22"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a07ec" officeooo:paragraph-rsid="00047e8b" fo:background-color="transparent" style:font-size-asian="11pt" style:font-style-asian="italic" style:font-weight-asian="normal" style:font-size-complex="11pt" style:font-style-complex="italic" style:font-weight-complex="normal"/>
    </style:style>
    <style:style style:name="P23" style:family="paragraph" style:parent-style-name="Standard">
      <style:text-properties fo:color="#000000" style:font-name="Liberation Serif" fo:font-size="11pt" officeooo:paragraph-rsid="00047e8b" style:font-size-asian="11pt" style:font-size-complex="11pt"/>
    </style:style>
    <style:style style:name="P24" style:family="paragraph" style:parent-style-name="Standard">
      <style:text-properties style:font-name="Liberation Serif" fo:font-size="11pt" fo:font-weight="bold" officeooo:paragraph-rsid="000a4412" style:font-size-asian="11pt" style:font-weight-asian="bold" style:font-size-complex="11pt" style:font-weight-complex="bold"/>
    </style:style>
    <style:style style:name="P25"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3c6e4" officeooo:paragraph-rsid="00047e8b" fo:background-color="transparent" style:font-size-asian="11pt" style:font-style-asian="italic" style:font-weight-asian="normal" style:font-size-complex="11pt" style:font-style-complex="italic" style:font-weight-complex="normal"/>
    </style:style>
    <style:style style:name="P26"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3c6e4" officeooo:paragraph-rsid="000d2ea5" fo:background-color="transparent" style:font-size-asian="11pt" style:font-style-asian="italic" style:font-weight-asian="normal" style:font-size-complex="11pt" style:font-style-complex="italic" style:font-weight-complex="normal"/>
    </style:style>
    <style:style style:name="P27"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3c6e4" officeooo:paragraph-rsid="000ea247" fo:background-color="transparent" style:font-size-asian="11pt" style:font-style-asian="italic" style:font-weight-asian="normal" style:font-size-complex="11pt" style:font-style-complex="italic" style:font-weight-complex="normal"/>
    </style:style>
    <style:style style:name="P28" style:family="paragraph" style:parent-style-name="Standard">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23c6e4" officeooo:paragraph-rsid="000ebb5e" fo:background-color="transparent" style:font-size-asian="11pt" style:font-style-asian="italic" style:font-weight-asian="normal" style:font-size-complex="11pt" style:font-style-complex="italic" style:font-weight-complex="normal"/>
    </style:style>
    <style:style style:name="P29"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179a2d" officeooo:paragraph-rsid="00179a2d" fo:background-color="transparent" style:font-size-asian="11pt" style:font-weight-asian="bold" style:font-size-complex="11pt" style:font-weight-complex="bold"/>
    </style:style>
    <style:style style:name="P30"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0a4412" officeooo:paragraph-rsid="001303d3" fo:background-color="transparent" style:font-size-asian="11pt" style:font-weight-asian="bold" style:font-size-complex="11pt" style:font-weight-complex="bold"/>
    </style:style>
    <style:style style:name="P31"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23c6e4" officeooo:paragraph-rsid="000ea247" fo:background-color="transparent" style:font-size-asian="11pt" style:font-weight-asian="bold" style:font-size-complex="11pt" style:font-weight-complex="bold"/>
    </style:style>
    <style:style style:name="P32"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23c6e4" officeooo:paragraph-rsid="000ebb5e" fo:background-color="transparent" style:font-size-asian="11pt" style:font-weight-asian="bold" style:font-size-complex="11pt" style:font-weight-complex="bold"/>
    </style:style>
    <style:style style:name="P33" style:family="paragraph" style:parent-style-name="Standard">
      <style:text-properties fo:font-variant="normal" fo:text-transform="none" fo:color="#000000" style:text-line-through-style="none" style:text-line-through-type="none" style:font-name="Liberation Serif" fo:font-size="11pt" fo:letter-spacing="normal" fo:font-style="normal" style:text-underline-style="none" fo:font-weight="bold" officeooo:rsid="000ebb5e" officeooo:paragraph-rsid="000ebb5e" fo:background-color="transparent"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bold" officeooo:rsid="00047e8b" style:font-weight-asian="bold" style:font-weight-complex="bold"/>
    </style:style>
    <style:style style:name="T3" style:family="text">
      <style:text-properties fo:font-weight="bold" officeooo:rsid="0005c632" style:font-weight-asian="bold" style:font-weight-complex="bold"/>
    </style:style>
    <style:style style:name="T4" style:family="text">
      <style:text-properties fo:font-weight="bold" officeooo:rsid="000ea247" style:font-weight-asian="bold" style:font-weight-complex="bold"/>
    </style:style>
    <style:style style:name="T5" style:family="text">
      <style:text-properties fo:font-weight="bold" officeooo:rsid="000ebb5e" style:font-weight-asian="bold" style:font-weight-complex="bold"/>
    </style:style>
    <style:style style:name="T6" style:family="text">
      <style:text-properties fo:font-weight="bold" officeooo:rsid="000f6576" style:font-weight-asian="bold" style:font-weight-complex="bold"/>
    </style:style>
    <style:style style:name="T7" style:family="text">
      <style:text-properties fo:font-weight="bold" officeooo:rsid="0019ff4c" style:font-weight-asian="bold" style:font-weight-complex="bold"/>
    </style:style>
    <style:style style:name="T8" style:family="text">
      <style:text-properties fo:font-weight="bold" officeooo:rsid="001b3204" style:font-weight-asian="bold" style:font-weight-complex="bold"/>
    </style:style>
    <style:style style:name="T9" style:family="text">
      <style:text-properties fo:font-weight="bold" officeooo:rsid="001cf3ec" style:font-weight-asian="bold" style:font-weight-complex="bold"/>
    </style:style>
    <style:style style:name="T10" style:family="text">
      <style:text-properties fo:font-weight="bold" officeooo:rsid="001d06c0" style:font-weight-asian="bold" style:font-weight-complex="bold"/>
    </style:style>
    <style:style style:name="T11" style:family="text">
      <style:text-properties fo:font-weight="bold" officeooo:rsid="0029ac6f" style:font-weight-asian="bold" style:font-weight-complex="bold"/>
    </style:style>
    <style:style style:name="T12" style:family="text">
      <style:text-properties fo:font-weight="bold" officeooo:rsid="002bf040" style:font-weight-asian="bold" style:font-weight-complex="bold"/>
    </style:style>
    <style:style style:name="T13" style:family="text">
      <style:text-properties fo:font-weight="bold" officeooo:rsid="00047e8b" style:font-style-asian="normal" style:font-weight-asian="bold" style:font-style-complex="normal" style:font-weight-complex="bold"/>
    </style:style>
    <style:style style:name="T14" style:family="text">
      <style:text-properties fo:font-weight="bold" officeooo:rsid="000a4412" style:font-style-asian="normal" style:font-weight-asian="bold" style:font-style-complex="normal" style:font-weight-complex="bold"/>
    </style:style>
    <style:style style:name="T15" style:family="text">
      <style:text-properties fo:font-weight="bold" officeooo:rsid="001e523d" style:font-style-asian="normal" style:font-weight-asian="bold" style:font-style-complex="normal" style:font-weight-complex="bold"/>
    </style:style>
    <style:style style:name="T16" style:family="text">
      <style:text-properties fo:font-weight="bold" officeooo:rsid="001f9753" style:font-style-asian="normal" style:font-weight-asian="bold" style:font-style-complex="normal" style:font-weight-complex="bold"/>
    </style:style>
    <style:style style:name="T17" style:family="text">
      <style:text-properties fo:font-weight="bold" officeooo:rsid="0020780c" style:font-style-asian="normal" style:font-weight-asian="bold" style:font-style-complex="normal" style:font-weight-complex="bold"/>
    </style:style>
    <style:style style:name="T18" style:family="text">
      <style:text-properties fo:font-weight="bold" officeooo:rsid="002b0297" style:font-style-asian="normal" style:font-weight-asian="bold" style:font-style-complex="normal" style:font-weight-complex="bold"/>
    </style:style>
    <style:style style:name="T19" style:family="text">
      <style:text-properties fo:font-weight="bold" officeooo:rsid="002cb399" style:font-style-asian="normal" style:font-weight-asian="bold" style:font-style-complex="normal" style:font-weight-complex="bold"/>
    </style:style>
    <style:style style:name="T20" style:family="text">
      <style:text-properties fo:color="#000000"/>
    </style:style>
    <style:style style:name="T21" style:family="text">
      <style:text-properties fo:color="#000000" officeooo:rsid="000a4412"/>
    </style:style>
    <style:style style:name="T22" style:family="text">
      <style:text-properties fo:font-weight="normal" officeooo:rsid="0023c6e4"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officeooo:rsid="0022bc94" style:font-style-asian="italic" style:font-style-complex="italic"/>
    </style:style>
    <style:style style:name="T25" style:family="text">
      <style:text-properties fo:font-style="italic" officeooo:rsid="00336b59" style:font-style-asian="italic" style:font-style-complex="italic"/>
    </style:style>
    <style:style style:name="T26" style:family="text">
      <style:text-properties fo:font-style="italic" officeooo:rsid="003404a3" style:font-style-asian="italic" style:font-style-complex="italic"/>
    </style:style>
    <style:style style:name="T27" style:family="text">
      <style:text-properties fo:font-style="italic" officeooo:rsid="0034aedd" style:font-style-asian="italic" style:font-style-complex="italic"/>
    </style:style>
    <style:style style:name="T28" style:family="text">
      <style:text-properties fo:font-style="italic" officeooo:rsid="00365c21" style:font-style-asian="italic" style:font-style-complex="italic"/>
    </style:style>
    <style:style style:name="T29" style:family="text">
      <style:text-properties fo:font-style="italic" officeooo:rsid="00377b5d" style:font-style-asian="italic" style:font-style-complex="italic"/>
    </style:style>
    <style:style style:name="T30" style:family="text">
      <style:text-properties fo:font-style="italic" officeooo:rsid="0038176f" style:font-style-asian="italic" style:font-style-complex="italic"/>
    </style:style>
    <style:style style:name="T31" style:family="text">
      <style:text-properties fo:font-style="italic" officeooo:rsid="0039248c" style:font-style-asian="italic" style:font-style-complex="italic"/>
    </style:style>
    <style:style style:name="T32" style:family="text">
      <style:text-properties fo:font-style="italic" officeooo:rsid="003afb04" style:font-style-asian="italic" style:font-style-complex="italic"/>
    </style:style>
    <style:style style:name="T33" style:family="text">
      <style:text-properties fo:font-style="italic" officeooo:rsid="003c397c" style:font-style-asian="italic" style:font-style-complex="italic"/>
    </style:style>
    <style:style style:name="T34" style:family="text">
      <style:text-properties fo:font-style="italic" officeooo:rsid="0040f0aa" style:font-style-asian="italic" style:font-style-complex="italic"/>
    </style:style>
    <style:style style:name="T35" style:family="text">
      <style:text-properties fo:font-style="italic" fo:font-weight="normal" officeooo:rsid="0023c6e4" style:font-style-asian="italic" style:font-weight-asian="normal" style:font-style-complex="italic" style:font-weight-complex="normal"/>
    </style:style>
    <style:style style:name="T36" style:family="text">
      <style:text-properties fo:font-style="italic" fo:font-weight="normal" officeooo:rsid="003a9aae" style:font-style-asian="italic" style:font-weight-asian="normal" style:font-style-complex="italic" style:font-weight-complex="normal"/>
    </style:style>
    <style:style style:name="T37" style:family="text">
      <style:text-properties fo:font-style="italic" fo:font-weight="normal" officeooo:rsid="003afb04" style:font-style-asian="italic" style:font-weight-asian="normal" style:font-style-complex="italic" style:font-weight-complex="normal"/>
    </style:style>
    <style:style style:name="T38" style:family="text">
      <style:text-properties fo:font-style="italic" officeooo:rsid="0022bc94" style:font-style-asian="normal" style:font-style-complex="normal"/>
    </style:style>
    <style:style style:name="T39" style:family="text">
      <style:text-properties officeooo:rsid="000d2ea5" style:font-style-asian="normal" style:font-style-complex="normal"/>
    </style:style>
    <style:style style:name="T40" style:family="text">
      <style:text-properties fo:font-variant="normal" fo:text-transform="none" fo:color="#000000" style:text-line-through-style="none" style:text-line-through-type="none" fo:letter-spacing="normal" fo:font-style="normal" style:text-underline-style="none" officeooo:rsid="000a4412" fo:background-color="transparent" loext:char-shading-value="0"/>
    </style:style>
    <style:style style:name="T41" style:family="text">
      <style:text-properties fo:font-variant="normal" fo:text-transform="none" style:text-line-through-style="none" style:text-line-through-type="none" fo:letter-spacing="normal" fo:font-style="normal" style:text-underline-style="none" fo:font-weight="bold" officeooo:rsid="00047e8b" fo:background-color="transparent" loext:char-shading-value="0" style:font-weight-asian="bold" style:font-weight-complex="bold"/>
    </style:style>
    <style:style style:name="T42" style:family="text">
      <style:text-properties officeooo:rsid="00047e8b"/>
    </style:style>
    <style:style style:name="T43" style:family="text">
      <style:text-properties officeooo:rsid="001d06c0"/>
    </style:style>
    <style:style style:name="T44" style:family="text">
      <style:text-properties officeooo:rsid="0022bc94"/>
    </style:style>
    <style:style style:name="T45" style:family="text">
      <style:text-properties officeooo:rsid="002abb63"/>
    </style:style>
    <style:style style:name="T46" style:family="text">
      <style:text-properties officeooo:rsid="002daa27"/>
    </style:style>
    <style:style style:name="T47" style:family="text">
      <style:text-properties officeooo:rsid="002e3a3e"/>
    </style:style>
    <style:style style:name="T48" style:family="text">
      <style:text-properties officeooo:rsid="002e81af"/>
    </style:style>
    <style:style style:name="T49" style:family="text">
      <style:text-properties officeooo:rsid="0033a6c5"/>
    </style:style>
    <style:style style:name="T50" style:family="text">
      <style:text-properties officeooo:rsid="003832f4"/>
    </style:style>
    <style:style style:name="T51" style:family="text">
      <style:text-properties officeooo:rsid="003ce328"/>
    </style:style>
    <style:style style:name="T52" style:family="text">
      <style:text-properties officeooo:rsid="003e0ba0"/>
    </style:style>
    <style:style style:name="T53" style:family="text">
      <style:text-properties officeooo:rsid="003ee14a"/>
    </style:style>
    <style:style style:name="T54" style:family="text">
      <style:text-properties officeooo:rsid="0040d9f5"/>
    </style:style>
    <style:style style:name="T55" style:family="text">
      <style:text-properties officeooo:rsid="0040f0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Reviewers and Editors, </text:p>
      <text:p text:style-name="P1"/>
      <text:p text:style-name="P1"><text:span text:style-name="T43">We</text:span> greatly appreciate your highly th<text:span text:style-name="T48">r</text:span>ough, detailed, and constructive comments. Your suggestions have been extremely helpful in addressing the concerns raised and improving the readability of the manuscript. <text:span text:style-name="T42">With minor exceptions, we have followed all suggestions and corrections in our current manuscript. T</text:span>hank you. <text:span text:style-name="T48">We</text:span> respond to these comments individually below.</text:p>
      <text:p text:style-name="P1"/>
      <text:p text:style-name="P10">Many thanks.</text:p>
      <text:p text:style-name="P10">Sincerely,</text:p>
      <text:p text:style-name="P10"><text:span text:style-name="T49">B.</text:span> <text:span text:style-name="T45">Church, J. P. Ostriker, and P. Mocz </text:span></text:p>
      <text:p text:style-name="P1"/>
      <text:p text:style-name="P1"/>
      <text:p text:style-name="P2"><text:span text:style-name="T23">1/ Pages 1 and 2:<text:line-break/></text:span><text:span text:style-name="T26">&lt;&lt; </text:span><text:span text:style-name="T23">Following my suggestion of rearranging some of the sections, I believe that the Introduction would benefit from exhibiting more clearly its structure, e.g. by introducing subsections, or rearranging the order of some paragraphs</text:span><text:span text:style-name="T25"> </text:span><text:span text:style-name="T26">&gt;&gt;</text:span><text:line-break/></text:p>
      <text:p text:style-name="P17">Following the<text:span text:style-name="T43">se</text:span> organisation<text:span text:style-name="T43">al</text:span> suggestions, <text:span text:style-name="T43">we</text:span> have added subsection headings and made other changes for clarification.</text:p>
      <text:p text:style-name="P2"><text:line-break/><text:span text:style-name="T23">2/ Page 3:<text:line-break/></text:span><text:span text:style-name="T26">&lt;&lt; </text:span><text:span text:style-name="T23">"Therefore, these results are able to put a lower bound [...] producing thick discs."<text:line-break/>--&gt;<text:line-break/>At this stage, the authors should clarify quantitatively why one should expect a lower bound on the mass of the FDM particles from the velocity dispersion constraint<text:line-break/>Indeed, it can sound counter-intuitive that heavier FDM particles are less efficient at heating the disc. </text:span><text:span text:style-name="T26">&gt;&gt;</text:span></text:p>
      <text:p text:style-name="P20"/>
      <text:p text:style-name="P23"><text:span text:style-name="T41">Such a remark and explanation has been added to the text: “</text:span><text:span text:style-name="T2">Such a relaxation rate is proportional … thick discs</text:span><text:span text:style-name="T41">” (3).</text:span></text:p>
      <text:p text:style-name="P2"><text:line-break/><text:span text:style-name="T23">3/ Page 4:<text:line-break/></text:span><text:span text:style-name="T26">&lt;&lt; </text:span><text:span text:style-name="T23">"The period of disc oscillations [...] perturbing interactions."<text:line-break/>--&gt;<text:line-break/>Here, the authors could clarify the adiabatic argument, and in particular in which direction it goes.<text:line-break/>Namely, they should mention explicitly that perturbations that are slower than vertical oscillation period cannot affet the stellar vertical energy.</text:span><text:span text:style-name="T25"> </text:span><text:span text:style-name="T26">&gt;&gt;</text:span></text:p>
      <text:p text:style-name="P2"/>
      <text:p text:style-name="P2"><text:span text:style-name="T10">Done as suggested. </text:span><text:span text:style-name="T2">The discussion should now be more explicit, “Perturbations slower than … to the disc“ (4). Further details of the adiabatic argument can be found in the appendix. </text:span><text:line-break/><text:line-break/><text:span text:style-name="T23">4/ Page 4:<text:line-break/></text:span><text:span text:style-name="T26">&lt;&lt; </text:span><text:span text:style-name="T23">"Under the assumption ... flaring of actual discs."<text:line-break/>--&gt;<text:line-break/>The calculations of the increase of \sigma_D are not yet presented at this stage.<text:line-break/>The authors should refer to the correct section where it is detailed. </text:span><text:span text:style-name="T26">&gt;&gt;</text:span></text:p>
      <text:p text:style-name="P20"/>
      <text:p text:style-name="P2"><text:span text:style-name="T13">Hyperlinked reference has been added.</text:span><text:line-break/><text:line-break/><text:span text:style-name="T23">5/ Page 4, Section 3:<text:line-break/></text:span><text:span text:style-name="T26">&lt;&lt; </text:span><text:span text:style-name="T23">This section is the most difficult section to follow, in particular because it can feel a bit disorganised, e.g. jumping from CDM to FDM, from theory to applications, etc.<text:line-break/>I would suggest the authors to re-order/re-organise these sections to improve the flow of the reading.<text:line-break/>Here are some suggestions [titles should be improved]:<text:line-break/></text:span><text:soft-page-break/><text:span text:style-name="T23">This entire section could be split in two sections:<text:line-break/>3: Theory of heating<text:line-break/>4: Application to the MW<text:line-break/>with the following subsections<text:line-break/>3. Theory of dynamical heating<text:line-break/>3.1. Heating due to transits<text:line-break/>3.2. Heating due to subhalos<text:line-break/>3.3. Heating due to wavelets<text:line-break/>3.2. Modelling the adiabatic changes in the disc<text:line-break/>4. Application<text:line-break/>4.1. Heating in CDM<text:line-break/>4.1.1. Assumptions: (Mass Function + Tidal disruption)<text:line-break/>4.1.2. Results: (Disc heating + plots)<text:line-break/>4.2. Heating in FDM<text:line-break/>4.2.1. Assumptions: (Mass Function + Tidal disruption)<text:line-break/>4.2.2. Results: (Plots)<text:line-break/>4.3. Heating of the disc (Plots)<text:line-break/><text:line-break/>All of these are suggestions, but I feel that the paper would benefit from picking a better order to present the ideas/results. </text:span><text:span text:style-name="T26">&gt;&gt;</text:span><text:line-break/></text:p>
      <text:p text:style-name="P9"><text:span text:style-name="T1">Thank you for the detailed suggestion. </text:span><text:span text:style-name="T3">This section has been reorganised using the suggested format with a few modifications. Subsections of section 4 are divided further into the area that the approximations in question are meant to address. </text:span></text:p>
      <text:p text:style-name="P2"><text:line-break/><text:span text:style-name="T23">6/ Page 5:<text:line-break/></text:span><text:span text:style-name="T27">&lt;&lt; </text:span><text:span text:style-name="T23">"The initial shape of the subhalo mass function is assumed to be spatially invariant, [...] decoupled"<text:line-break/>--&gt;<text:line-break/>Are there any justifications/references for this assumption?<text:line-break/>Indeed, one could be could concerned that this separability assumption might be play an important role as one considers the effect of the dynamical heating as a function of the radius within the disc. </text:span><text:span text:style-name="T27">&gt;&gt;</text:span></text:p>
      <text:p text:style-name="P2"/>
      <text:p text:style-name="P3"><text:span text:style-name="T9">The section in question now addresses the validity of this assumption. We provide references where other authors have used and attempted to justify this approximation (e.g. Lee (2004)). In short, the initial shape of the (subhalo) mass function in an approximately homogeneous local region with fixed density should be determined completely by the dark matter power spectrum. We would then expect tidal effects to distort this distribution (which we account for) primarily via truncating the subhalos due to tidal stripping. The way that halos and subhalos form in CDM is initial self-similar which supports this assumption. </text:span><text:line-break/><text:line-break/><text:span text:style-name="T23">7/ Page 6:<text:line-break/></text:span><text:span text:style-name="T27">&lt;&lt; </text:span><text:span text:style-name="T23">"We note that Eq. (24) is consistent ..."<text:line-break/>--&gt;<text:line-break/>Under its present form, this paragraph is quite obscure.<text:line-break/>Moreover, why would one expect the properties of the heating mechanism to satisfy any scaling properties? </text:span><text:span text:style-name="T27">&gt;&gt;</text:span><text:line-break/></text:p>
      <text:p text:style-name="P18">After discussing with co-authors, we have removed this section since, although it is a good theoretical check that power input scales correctly with the scaling symmetry of solutions to the defining FDM equations, such exposition is irrelevant to the conclusions of the paper and sufficiently divorced from the rest of our analysis to be confusing. </text:p>
      <text:p text:style-name="P3"><text:line-break/><text:span text:style-name="T23">8/ Page 10:<text:line-break/></text:span><text:span text:style-name="T27">&lt;&lt; </text:span><text:span text:style-name="T23">Rather than giving the tables 1 and 2, it could be clearer and more readable to represent these results using a (single?) plot. </text:span><text:span text:style-name="T27">&gt;&gt;</text:span></text:p>
      <text:p text:style-name="P20"><text:soft-page-break/></text:p>
      <text:p text:style-name="P29">After some consideration, we decided that the information presented in these tables (ratios of heating due to subhalos versus wavelets) was probably best presented by directly comparing the figures (1 and 2) already presented in the paper. Therefore the tables have been removed and references to them redirected to figures 1 and 2. <text:s/></text:p>
      <text:p text:style-name="P2"><text:line-break/><text:span text:style-name="T23">9/ Page 11, Figs. 5 and 6:<text:line-break/></text:span><text:span text:style-name="T28">&lt;&lt; </text:span><text:span text:style-name="T23">If available, it would be very informative to add on Figs. 5 and 6, the observed scale height of the thick disc of the MW.<text:line-break/>Of course, as emphasised by the authors, this comparison has to be taken with a grain of salt, as DM is not the only mechanism expected to heat up the disc vertically, i.e. with their DM calculations, the authors only provide a upper bound on the total heating of the disc. </text:span><text:span text:style-name="T28">&gt;&gt;</text:span><text:line-break/></text:p>
      <text:p text:style-name="P22"/>
      <text:p text:style-name="P11">Such markings have been added to figures 5 and 6. Further notes have been added to the caption explaining the notation in the plots and commenting on the information. <text:s/></text:p>
      <text:p text:style-name="P4"><text:line-break/><text:span text:style-name="T23">10/ Page 12:<text:line-break/></text:span><text:span text:style-name="T29">&lt;&lt; </text:span><text:span text:style-name="T23">Equation below (40): m_a &gt; 0.63 x 10^(-22) eV<text:line-break/>Quoting a final result with two figures after the decimal sounds over-optimistic given all the approximations involved in the derivation of that constraint?<text:line-break/>At this stage, the authors could also briefly summarise the main source of uncertainties coming into their confidence levels. </text:span><text:span text:style-name="T29">&gt;&gt;</text:span><text:line-break/></text:p>
      <text:p text:style-name="P19">The uncertainties of this estimate come from the associated uncertainties for measured quantities of the Milky Way (which are ~ 10%). The most significant source of error in computing this bound comes from the actual measurement of the thick disc velocity dispersion (32 +- 1 km/<text:span text:style-name="T44">s). To completely account for the thick disc, we expect a mass of</text:span><text:span text:style-name="T38"> </text:span><text:span text:style-name="T24">m_a = 0.68 +-</text:span><text:span text:style-name="T44"> 0.05 x 10^(-22) eV. Given this error estimate, we now quote estimates and bounds on m_a to one significant figure as suggested. We have added section 5.5 to discuss estimates of errors associated to uncertainties in measured quantities (included in the error bars for m_a) and the validity of various assumptions regarding the dark matter distribution. </text:span></text:p>
      <text:p text:style-name="P4"><text:s/><text:line-break/><text:span text:style-name="T23">11/ Page 12, Fig. 7<text:line-break/></text:span><text:span text:style-name="T30">&lt;&lt; </text:span><text:span text:style-name="T23">"under the assumption that FDM substructure ..."<text:line-break/>--&gt;<text:line-break/>The phrasing can be a bit misleading, as "FDM substructure" could be confused with only accounting for the "FDM subhalos" that are inefficient for such small r (see Fig. 2).<text:line-break/>Here, I believe that the authors have accounted for both sources of FDM heating (i.e. subhalos+wavelets). </text:span><text:span text:style-name="T30">&gt;&gt;</text:span></text:p>
      <text:p text:style-name="P2"/>
      <text:p text:style-name="P2"><text:span text:style-name="T7">This caption has been updated to clearly reflect the fact that all forms of density fluctuations considering in the FDM case, both wavelets and subhalos, were included in this calculation. </text:span><text:span text:style-name="T8">The caption is also made to </text:span><text:span text:style-name="T11">emphasize</text:span><text:span text:style-name="T8"> that figure 7 shows the accumulated velocity dispersion (which includes adiabatic effects) rather than a heating rate.</text:span><text:span text:style-name="T7"> Furthermore, when ambiguous, the use of “substructure” has been replaced with more specific terminology appropriate throughout the paper. </text:span><text:line-break/><text:line-break/>12/ Page 12, Fig. 7<text:line-break/><text:span text:style-name="T50">&lt;&lt; </text:span>If available, it would be very informative to add on Fig. 7, the observed velocity dispersion of the stars in the thick disc.<text:line-break/>Of course, as emphasised by the authors, this comparison has to be taken with a grain of salt, as DM is not the only mechanism expected to heat up the disc vertically, i.e. with their DM calculations, the authors only provide a upper bound on the total heating of the disc.<text:line-break/>[In that caption, the authors should also repeat what the gray lines represent.] <text:span text:style-name="T50">&gt;&gt;</text:span></text:p>
      <text:p text:style-name="P2"/>
      <text:p text:style-name="P2"><text:soft-page-break/><text:span text:style-name="T14">The gray lines in figure 7 represent the solar radius and observed velocity dispersion. </text:span><text:span text:style-name="T18">We</text:span><text:span text:style-name="T14"> have added a note to the caption noting this which was previously unexplained. </text:span><text:line-break/><text:line-break/><text:span text:style-name="T23">13/ Page 12:<text:line-break/></text:span><text:span text:style-name="T31">&lt;&lt; </text:span><text:span text:style-name="T23">"Multiple sources of heating may combine to produce a lower effective bound."<text:line-break/>--&gt;<text:line-break/>I am not sure that I understand this statement.<text:line-break/>Naively, one would expect that the more mechanisms one accounts, the faster the disc is going to heat.<text:line-break/>In order to explain the difference in the time scaling of the heating, what one needs is a mechanism that has a different time scaling than the FDM one? </text:span><text:span text:style-name="T31">&gt;&gt;</text:span></text:p>
      <text:p text:style-name="P2"/>
      <text:p text:style-name="P24"><text:span text:style-name="T40">This observation is correct and the original wording was confused and confusing. The text now more explicitly explains how multiple mechanisms with different time-scaling may contribute to match the observed time-scaling: “</text:span><text:span text:style-name="T20">If we additionally include … produce a lower effective exponent.” </text:span><text:span text:style-name="T21">(13)</text:span></text:p>
      <text:p text:style-name="P13"><text:s/><text:span text:style-name="T22"><text:line-break/><text:line-break/></text:span><text:span text:style-name="T35">14/ Page 13:<text:line-break/></text:span><text:span text:style-name="T36">&lt;&lt; </text:span><text:span text:style-name="T35">"4.4 Conclusion and Comparisons with other current work..."<text:line-break/>--&gt;<text:line-break/>In order to make the paper more readable, I believe that this section should be split up in two parts:<text:line-break/>* 4.4: Comparison with other current work:<text:line-break/>--&gt; In that subsection, the authors would present their current discussion of two related papers: Amorisco&amp;Loeb(2018) and Bar-Or et al. (2018)<text:line-break/>* 5.: Conclusion<text:line-break/>In that section, the authors would summarise the main results of their investigation, and present possible future works.</text:span><text:span text:style-name="T36">&gt;&gt;</text:span></text:p>
      <text:p text:style-name="P26"/>
      <text:p text:style-name="P13"><text:span text:style-name="T39">This section has now been divided into the suggested parts. Furthermore, some additional comments on the summary and directions of future work have been added to the conclusion. </text:span><text:span text:style-name="T22"><text:line-break/><text:line-break/></text:span><text:span text:style-name="T35">15/ Page 14:<text:line-break/></text:span><text:span text:style-name="T37">&lt;&lt; </text:span><text:span text:style-name="T35">One of the limitation of the calculation presented in this Appendix, is the assumption that stars are on circular orbit (i.e. orbits with J_r=0).<text:line-break/>What is the impact of stars being on eccentric orbits, i.e of stars being able to visit different r?<text:line-break/>Can this easily be accounted for?<text:line-break/>Even if not accounted for, I believe that this limitation should be mentioned/discussed, and ideally its impact roughly estimated?</text:span><text:span text:style-name="T37">&gt;&gt;</text:span></text:p>
      <text:p text:style-name="P2"/>
      <text:p text:style-name="P8"><text:span text:style-name="T15">In this derivation, we are making the conventional assumption that eccentricities of stellar orbits are small. Explicitly, this assumption is usually stated in the rotating frame of the circular orbit approximating a stars actual orbit that the epicycle motion is small compared to the radius of the circular orbit. This is experimentally justified since observations show that epicyle radii are comparable to the magnitude of stellar vertical motions</text:span><text:span text:style-name="T17"> </text:span><text:span text:style-name="T15">which are on the order of the scale height h so h / r ~ 0.1 is small enough to justify this assumption. In particular, since the heating rate as a function of radius should be averaged over </text:span><text:span text:style-name="T16">the radius of an eccentric orbit, the average rate of heating should deviate from the heating at the average radius by second-order correction in h / r which gives a correction on the order of (h / r)^2 ~ 0.01 which is safely negligible. </text:span><text:span text:style-name="T19">On the other hand</text:span><text:span text:style-name="T17">, Ben Bar-Or and Tremaine (2018) use random orbits for their calculations and, as mentioned in the conclusion, reach a similar expression for the heating time-scale due to these effects. </text:span><text:line-break/><text:line-break/><text:span text:style-name="T23">16/ Page 14, Eq. (49a):<text:line-break/></text:span><text:span text:style-name="T32">&lt;&lt; </text:span><text:span text:style-name="T23">The definition of the vertical action seems a bit unsual, in particular, the absence of a 1/(2 \pi) prefactor (to compare with Eq. (3.192) of Binney&amp;Tremaine 2008).<text:line-break/></text:span><text:soft-page-break/><text:span text:style-name="T23">Is there a misprint there? </text:span><text:span text:style-name="T32">&gt;&gt;</text:span><text:line-break/></text:p>
      <text:p text:style-name="P5"><text:span text:style-name="T4">There is a difference in convention between Binney &amp; Tremaine (2008) and some </text:span><text:span text:style-name="T12">other </text:span><text:span text:style-name="T4">familiar </text:span><text:span text:style-name="T12">texts</text:span><text:span text:style-name="T4">. I prefer to use the convention without the factor of 1/(2 \pi) so that the orbital period directly appears from differentiating the action. I have added a footnote in the appendix about such conventions. If the reviewers and editors prefer I use the slightly more standard conventions of Binney &amp; Trmaine (2008) then I would be happy to change the appendix </text:span><text:line-break/><text:line-break/>Minor remarks:<text:line-break/><text:line-break/><text:span text:style-name="T23">* Page 2:<text:line-break/></text:span><text:span text:style-name="T33">&lt;&lt; </text:span><text:span text:style-name="T23">"a power law divergence in the number of small subhalos" --&gt; REF? </text:span><text:span text:style-name="T33">&gt;&gt;</text:span><text:line-break/></text:p>
      <text:p text:style-name="P30">Reference added to review containing the CDM power spectra and associated halo mass function. </text:p>
      <text:p text:style-name="P5"><text:line-break/><text:span text:style-name="T23">* Page 4, Eq. (10)<text:line-break/></text:span><text:span text:style-name="T33">&lt;&lt; </text:span><text:span text:style-name="T23">The authors could provide some seminal references on heating due to (linearised) impulsive encounters, this is no new calculation. </text:span><text:span text:style-name="T33">&gt;&gt;</text:span><text:line-break/></text:p>
      <text:p text:style-name="P16">We include a couple references to Lacey &amp; Ostriker (1985) which presents such a calculation to study the dynamical effects of black hole perturbers <text:s/>and Binney &amp; Tremaine (2008) which give a similar computation. </text:p>
      <text:p text:style-name="P12"/>
      <text:p text:style-name="P21">* Page 5:<text:line-break/><text:span text:style-name="T51">&lt;&lt; </text:span>"the same form as the free halo mass [...] Press-Schechter formalism" --&gt; REF? <text:span text:style-name="T51">&gt;&gt;</text:span></text:p>
      <text:p text:style-name="P31"/>
      <text:p text:style-name="P14">Reference added. </text:p>
      <text:p text:style-name="P14"/>
      <text:p text:style-name="P21">* Page 6:<text:line-break/><text:span text:style-name="T52">&lt;&lt; </text:span>"the rate of heating given by eqution (17) depends..." --&gt; [I believe that you rather want to refer to Eq. (24).] <text:span text:style-name="T52">&gt;&gt;</text:span></text:p>
      <text:p text:style-name="P6"/>
      <text:p text:style-name="P14">Correct, <text:span text:style-name="T46">section </text:span>now refers to equation (24). </text:p>
      <text:p text:style-name="P14"/>
      <text:p text:style-name="P21">* Page 11, Figure 5:<text:line-break/><text:span text:style-name="T53">&lt;&lt; </text:span>"heating due to FDM wavelets"<text:line-break/>--&gt; To justify not accouting for FDM subhalos, the authors could refer explicitly to Fig. 2, where this mechanism is shown to be inefficient for r&lt;15kpc. <text:span text:style-name="T53">&gt;&gt;</text:span></text:p>
      <text:p text:style-name="P6"/>
      <text:p text:style-name="P14">In review, this was a misprint. Figure 5 was computed including the effects of subhalos. The caption of figure 5 has been corrected to reflect this and to point out that the figure assumes dark matter density perturbations to be the only source of heating. <text:s/></text:p>
      <text:p text:style-name="P14"/>
      <text:p text:style-name="P28">* Page 12:<text:line-break/><text:span text:style-name="T54">&lt;&lt; </text:span>"with age as \hat{J}_{z} \propto ..."<text:line-break/>--&gt; What is $\hat{J}_z$ compared to J_z? <text:span text:style-name="T54">&gt;&gt;</text:span></text:p>
      <text:p text:style-name="P32"/>
      <text:p text:style-name="P33">\hat{J}_z is the average action J_z over the stellar population as defined in the reference Ting &amp; Rix</text:p>
      <text:p text:style-name="P7"><text:span text:style-name="T5">(2018). The manuscript has now been corrected </text:span><text:span text:style-name="T6">to define this notation. </text:span><text:line-break/><text:line-break/><text:span text:style-name="T55">&lt;&lt; </text:span><text:span text:style-name="T23">Unfortunately, there are also numerous misprints in the current version that sometimes made the reading a bit difficult. </text:span><text:span text:style-name="T34">&gt;&gt;</text:span><text:line-break/></text:p>
      <text:p text:style-name="P15"><text:soft-page-break/>The misprints have been corrected and the the manuscript more thoroughly proof-read. <text:span text:style-name="T46">Our</text:span> apologies for <text:span text:style-name="T47">any </text:span>difficulty caused to the reviewers due to these mistak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6:03:49.064006812</meta:creation-date>
    <dc:date>2019-01-29T18:04:47.378928451</dc:date>
    <meta:editing-duration>P5DT21H37M</meta:editing-duration>
    <meta:editing-cycles>58</meta:editing-cycles>
    <meta:generator>LibreOffice/6.0.7.3$Linux_X86_64 LibreOffice_project/00m0$Build-3</meta:generator>
    <meta:document-statistic meta:table-count="0" meta:image-count="0" meta:object-count="0" meta:page-count="6" meta:paragraph-count="43" meta:word-count="2348" meta:character-count="14107" meta:non-whitespace-character-count="11758"/>
  </office:meta>
</office:document-meta>
</file>